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. <text:s/>Create keyspace</text:p>
      <text:p text:style-name="Standard"/>
      <text:p text:style-name="Standard">CREATE KEYSPACE employee;</text:p>
      <text:p text:style-name="P2"/>
      <text:p text:style-name="P3">2. create employee table</text:p>
      <text:p text:style-name="Standard"/>
      <text:p text:style-name="Standard">create table employee_in( emp_id int, emp_name text, desig text, dateofjoin date, salary float, dept text, PRIMARY KEY(emp_id,salary));</text:p>
      <text:p text:style-name="Standard"/>
      <text:p text:style-name="P4">3. Insert data<text:s/>interms of batches</text:p>
      <text:p text:style-name="Standard">BEGIN BATCH</text:p>
      <text:p text:style-name="Standard"><text:s text:c="12"/>... INSERT INTO employee_in(emp_id,emp_name,desig,dateofjoin,salary,dept) VALUES (1,'Karan</text:p>
      <text:p text:style-name="Standard"><text:s text:c="12"/>... ','Manager','2021-06-12',1000000,'HR')</text:p>
      <text:p text:style-name="Standard"><text:s text:c="12"/>... INSERT INTO employee_in(emp_id,emp_name,desig,dateofjoin,salary,dept) VALUES (2,'Rajesh Meheta','associate SE','2020-04-20',600000,'Tech')</text:p>
      <text:p text:style-name="Standard"><text:s text:c="12"/>... INSERT INTO employee_in(emp_id,emp_name,desig,dateofjoin,salary,dept) VALUES (3,'Vihnu Chauhan','associate SE','2020-05-20',600000,'Tech')</text:p>
      <text:p text:style-name="Standard"><text:s text:c="12"/>... INSERT INTO employee_in(emp_id,emp_name,desig,dateofjoin,salary,dept) VALUES (4,'Shweta Tripathi','associate SE','2020-05-20',600000,'Tech')</text:p>
      <text:p text:style-name="Standard"><text:s text:c="12"/>... APPLY BATCH</text:p>
      <text:p text:style-name="Standard"><text:s text:c="12"/>... ;</text:p>
      <text:p text:style-name="P5">4. Update one emp_name and dept in the table</text:p>
      <text:p text:style-name="Standard">select * from<text:s/>employee_in</text:p>
      <text:p text:style-name="Standard"><text:s text:c="12"/>... ;</text:p>
      <text:p text:style-name="Standard"/>
      <text:p text:style-name="Standard"><text:s/>emp_id | salary | dateofjoin | dept | desig <text:s text:c="7"/>| emp_name</text:p>
      <text:p text:style-name="Standard">--------+--------+------------+------+--------------+-----------------</text:p>
      <text:p text:style-name="Standard"><text:s text:c="6"/>1 | <text:s/>1e+06 | 2021-06-12 | <text:s text:c="2"/>HR | <text:s text:c="5"/>Manager | <text:s text:c="8"/>Karan\n</text:p>
      <text:p text:style-name="Standard"><text:s text:c="6"/>2 | <text:s/>6e+05 | 2020-04-20 | Tech | associate SE | <text:s text:c="2"/>Rajesh Meheta</text:p>
      <text:p text:style-name="Standard"><text:s text:c="6"/>4 | <text:s/>6e+05 | 2020-05-20 | Tech | associate SE | Shweta Tripathi</text:p>
      <text:p text:style-name="Standard"><text:s text:c="6"/>3 | <text:s/>6e+05 | 2020-05-20 | Tech | associate SE | <text:s text:c="2"/>Vihnu Chauhan</text:p>
      <text:p text:style-name="Standard"/>
      <text:p text:style-name="Standard">update employee_in SET emp_name='Vishnu Chauhan',dept='Technical'<text:s/>where emp_id=3 AND salary=600000;</text:p>
      <text:p text:style-name="Standard"/>
      <text:p text:style-name="Standard">select * from employee_in ;</text:p>
      <text:p text:style-name="Standard"/>
      <text:p text:style-name="Standard"><text:s/>emp_id | salary | dateofjoin | dept <text:s text:c="5"/>| desig <text:s text:c="7"/>| emp_name</text:p>
      <text:p text:style-name="Standard">--------+--------+------------+-----------+--------------+-----------------</text:p>
      <text:p text:style-name="Standard"><text:s text:c="6"/>1 | <text:s/>1e+06 | 2021-06-12 | <text:s text:c="7"/>HR | <text:s text:c="4"/><text:s/>Manager | <text:s text:c="8"/>Karan\n</text:p>
      <text:p text:style-name="Standard"><text:s text:c="6"/>2 | <text:s/>6e+05 | 2020-04-20 | <text:s text:c="5"/>Tech | associate SE | <text:s text:c="2"/>Rajesh Meheta</text:p>
      <text:p text:style-name="Standard"><text:s text:c="6"/>4 | <text:s/>6e+05 | 2020-05-20 | <text:s text:c="5"/>Tech | associate SE | Shweta Tripathi</text:p>
      <text:p text:style-name="Standard"><text:s text:c="6"/>3 | <text:s/>6e+05 | 2020-05-20 | Technical | associate SE | <text:s/>Vishnu Chauhan</text:p>
      <text:p text:style-name="Standard"/>
      <text:p text:style-name="P6">5.<text:s/>SORT the entire employee table on Salary</text:p>
      <text:p text:style-name="Standard">select * from employee_in where emp_id IN(1,2,3,4) ORDER BY salary DESC allow filtering;</text:p>
      <text:p text:style-name="Standard"/>
      <text:p text:style-name="Standard"><text:s/>emp_id | salary | dateofjoin | dept <text:s text:c="5"/>| desig <text:s text:c="7"/>| emp_name</text:p>
      <text:soft-page-break/>
      <text:p text:style-name="Standard">--------+--------+------------+-----------+--------------+-----------------</text:p>
      <text:p text:style-name="Standard"><text:s text:c="6"/>1 | <text:s/>1e+06 | 2021-06-12 | <text:s text:c="7"/>HR | <text:s text:c="5"/>Manager | <text:s text:c="8"/>Karan\n</text:p>
      <text:p text:style-name="Standard"><text:s text:c="6"/>2 | <text:s/>6e+05 | 2020-04-20 | <text:s text:c="5"/>Tech | associate SE | <text:s text:c="2"/>Rajesh Meheta</text:p>
      <text:p text:style-name="Standard"><text:s text:c="6"/>3 | <text:s/>6e+05 | 2020-05-20 | Technical | associate SE | <text:s/>Vishnu Chauhan</text:p>
      <text:p text:style-name="Standard"><text:s text:c="6"/>4 | <text:s/>6e+05 | 2020-05-20 | <text:s text:c="5"/>Tech | associate SE | Shweta Tripathi</text:p>
      <text:p text:style-name="Standard"/>
      <text:p text:style-name="P7">6. Add projects column to the table</text:p>
      <text:p text:style-name="Standard"/>
      <text:p text:style-name="Standard">ALTER TABLE employee_in ADD projects list&lt;text&gt;;</text:p>
      <text:p text:style-name="Standard"/>
      <text:p text:style-name="Standard">select * from employee_in ;</text:p>
      <text:p text:style-name="Standard"/>
      <text:p text:style-name="Standard"><text:s/>emp_id | salary | dateofjoin | dept <text:s text:c="5"/>| desig <text:s text:c="7"/>| emp_name<text:s/><text:s text:c="7"/>| projects</text:p>
      <text:p text:style-name="Standard">--------+--------+------------+-----------+--------------+-----------------+----------</text:p>
      <text:p text:style-name="Standard"><text:s text:c="6"/>1 | <text:s/>1e+06 | 2021-06-12 | <text:s text:c="7"/>HR | <text:s text:c="5"/>Manager | <text:s text:c="8"/>Karan\n | <text:s text:c="4"/>null</text:p>
      <text:p text:style-name="Standard"><text:s text:c="6"/>2 | <text:s/>6e+05 | 2020-04-20 | <text:s text:c="5"/>Tech | associate SE | <text:s text:c="2"/>Rajesh Meheta | <text:s text:c="4"/>null</text:p>
      <text:p text:style-name="Standard"><text:s text:c="6"/>4 | <text:s/>6e+05 | 2020-05-20 | <text:s text:c="5"/>Tech | associate SE | Shweta Tripathi | <text:s text:c="4"/>null</text:p>
      <text:p text:style-name="Standard"><text:s text:c="6"/>3 | <text:s/>6e+05 | 2020-05-20 | Technical | associate SE | <text:s/>Vishnu Chauhan | <text:s text:c="4"/>null</text:p>
      <text:p text:style-name="Standard"/>
      <text:p text:style-name="P8">7. <text:s/>update the projects in the table</text:p>
      <text:p text:style-name="Standard"/>
      <text:p text:style-name="Standard">&gt;update employee_in SET<text:s/>projects=['CCF','CCD','KMAP'] where emp_id=3 AND salary=600000;</text:p>
      <text:p text:style-name="Standard">&gt;update employee_in SET projects=['AAP','BJP','TMC'] where emp_id=4 AND salary=600000;</text:p>
      <text:p text:style-name="Standard">&gt;select * from employee_in ;</text:p>
      <text:p text:style-name="Standard"/>
      <text:p text:style-name="Standard"><text:s/>emp_id | salary | dateofjoin | dept <text:s text:c="5"/>| desig <text:s text:c="7"/>| emp_name <text:s text:c="7"/>| projects</text:p>
      <text:p text:style-name="Standard">--------+--------+------------+-----------+--------------+-----------------+------------------------</text:p>
      <text:p text:style-name="Standard"><text:s text:c="6"/>1 | <text:s/>1e+06 | 2021-06-12 | <text:s text:c="7"/>HR | <text:s text:c="5"/>Manager | <text:s text:c="8"/>Karan\n | <text:s text:c="18"/>null</text:p>
      <text:p text:style-name="Standard"><text:s text:c="6"/>2 | <text:s/>6e+05 | 2020-04-20 | <text:s text:c="5"/>Tech |<text:s/>associate SE | <text:s text:c="2"/>Rajesh Meheta | <text:s text:c="18"/>null</text:p>
      <text:p text:style-name="Standard"><text:s text:c="6"/>4 | <text:s/>6e+05 | 2020-05-20 | <text:s text:c="5"/>Tech | associate SE | Shweta Tripathi | <text:s/>['AAP', 'BJP', 'TMC']</text:p>
      <text:p text:style-name="Standard"><text:s text:c="6"/>3 | <text:s/>6e+05 | 2020-05-20 | Technical | associate SE | <text:s/>Vishnu Chauhan | ['CCF', 'CCD', 'KMAP']</text:p>
      <text:p text:style-name="Standard"/>
      <text:p text:style-name="P9">8. CREATE TTL of 15 seconds to display values of employees</text:p>
      <text:p text:style-name="Standard">&gt;update employee_in USING TTL 15 <text:s/>SET emp_name='Karan Sharma' where emp_id=1 AND salary=600000;</text:p>
      <text:p text:style-name="Standard">//BEFORE 15 seconds</text:p>
      <text:p text:style-name="Standard">&gt; select * from employee_in ;</text:p>
      <text:p text:style-name="Standard"/>
      <text:p text:style-name="Standard"><text:s/>emp_id | salary | dateofjoin | dept <text:s text:c="5"/>|<text:s/>desig <text:s text:c="7"/>| emp_name <text:s text:c="7"/>| projects</text:p>
      <text:p text:style-name="Standard">--------+--------+------------+-----------+--------------+-----------------+------------------------</text:p>
      <text:p text:style-name="Standard"><text:s text:c="6"/>1 | <text:s/>6e+05 | <text:s text:c="6"/>null | <text:s text:c="5"/>null | <text:s text:c="8"/>null | <text:s text:c="3"/>Karan Sharma | <text:s text:c="18"/>null</text:p>
      <text:p text:style-name="Standard"><text:s text:c="6"/>1 | <text:s/>1e+06 | 2021-06-12 | <text:s text:c="7"/>HR | <text:s text:c="5"/>Manager | <text:s text:c="8"/>Karan\n | <text:s text:c="18"/>null</text:p>
      <text:p text:style-name="Standard"><text:s text:c="6"/>2 | <text:s/>6e+05 | 2020-04-20 | <text:s text:c="5"/>Tech | associate SE | <text:s text:c="2"/>Rajesh Meheta | <text:s text:c="18"/>null</text:p>
      <text:p text:style-name="Standard"><text:s text:c="6"/>4 | <text:s/>6e+05 | 2020-05-20 | <text:s text:c="5"/>Tech | associate SE | Shweta Tripathi | <text:s/>['AAP', 'BJP', 'TMC']</text:p>
      <text:p text:style-name="Standard"><text:s text:c="6"/>3 | <text:s/>6e+05 | 2020-05-20 | Technical | associate SE | <text:s/>Vishnu Chauhan | ['CCF', 'CCD', 'KMAP']</text:p>
      <text:p text:style-name="Standard"/>
      <text:p text:style-name="Standard"/>
      <text:p text:style-name="Standard"/>
      <text:p text:style-name="Standard"/>
      <text:soft-page-break/>
      <text:p text:style-name="Standard">//AFTER 15 seconds</text:p>
      <text:p text:style-name="Standard">&gt; select * from employee_in ;</text:p>
      <text:p text:style-name="Standard"/>
      <text:p text:style-name="Standard"><text:s/>emp_id | salary | dateofjoin | dept <text:s text:c="5"/>| desig <text:s text:c="7"/>| emp_name <text:s text:c="3"/><text:s text:c="4"/>| projects</text:p>
      <text:p text:style-name="Standard">--------+--------+------------+-----------+--------------+-----------------+------------------------</text:p>
      <text:p text:style-name="Standard"><text:s text:c="6"/>1 | <text:s/>1e+06 | 2021-06-12 | <text:s text:c="7"/>HR | <text:s text:c="5"/>Manager | <text:s text:c="8"/>Karan\n | <text:s text:c="18"/>null</text:p>
      <text:p text:style-name="Standard"><text:s text:c="6"/>2 | <text:s/>6e+05 | 2020-04-20 | <text:s text:c="5"/>Tech | associate SE | <text:s text:c="2"/>Rajesh Meheta | <text:s text:c="18"/>null</text:p>
      <text:p text:style-name="Standard"><text:s text:c="6"/>4 | <text:s/>6e+05 | 2020-05-20 | <text:s text:c="5"/>Tech | associate SE | Shweta Tripathi | <text:s/>['AAP', 'BJP', 'TMC']</text:p>
      <text:p text:style-name="Standard"><text:s text:c="6"/>3 | <text:s/>6e+05 | 2020-05-20 | Technical | associate SE | <text:s/>Vishnu Chauhan | ['CCF', 'CCD', 'KMAP']</text:p>
      <text:p text:style-name="Standard"/>
      <text:p text:style-name="Standard">(4 rows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rma Ji</meta:initial-creator>
    <dc:creator>Shashank Sharma</dc:creator>
    <meta:creation-date>2022-06-16T09:46:00Z</meta:creation-date>
    <dc:date>2022-06-16T09:46:00Z</dc:date>
    <meta:template xlink:href="Normal" xlink:type="simple"/>
    <meta:editing-cycles>2</meta:editing-cycles>
    <meta:editing-duration>PT60S</meta:editing-duration>
    <meta:document-statistic meta:page-count="3" meta:paragraph-count="11" meta:word-count="835" meta:character-count="5585" meta:row-count="39" meta:non-whitespace-character-count="4761"/>
  </office:meta>
</office:document-meta>
</file>